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53in"/>
    </style:style>
    <style:style style:name="co3" style:family="table-column">
      <style:table-column-properties fo:break-before="auto" style:column-width="1.8047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1.7937in"/>
    </style:style>
    <style:style style:name="co6" style:family="table-column">
      <style:table-column-properties fo:break-before="auto" style:column-width="1.4028in"/>
    </style:style>
    <style:style style:name="co7" style:family="table-column">
      <style:table-column-properties fo:break-before="auto" style:column-width="1.24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3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Year</text:p>
          </table:table-cell>
          <table:table-cell table:style-name="Default" office:value-type="string">
            <text:p>Total_Population</text:p>
          </table:table-cell>
          <table:table-cell table:style-name="Default" office:value-type="string">
            <text:p>Labor_Force_Population</text:p>
          </table:table-cell>
          <table:table-cell table:style-name="Default" office:value-type="string">
            <text:p>Labor_Force_Pct</text:p>
          </table:table-cell>
          <table:table-cell table:style-name="Default" office:value-type="string">
            <text:p>Employed_Pct</text:p>
          </table:table-cell>
          <table:table-cell table:style-name="Default" office:value-type="string">
            <text:p>Unemployed_Population</text:p>
          </table:table-cell>
          <table:table-cell table:style-name="Default" office:value-type="string">
            <text:p>Unemployed_Pct</text:p>
          </table:table-cell>
          <table:table-cell table:style-name="Default" office:value-type="string">
            <text:p>Other_Population</text:p>
          </table:table-cell>
          <table:table-cell office:value-type="string">
            <text:p>Check</text:p>
          </table:table-cell>
          <table:table-cell office:value-type="string">
            <text:p>Diff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109683">
            <text:p>109,683</text:p>
          </table:table-cell>
          <table:table-cell office:value-type="float" office:value="65023">
            <text:p>65,023</text:p>
          </table:table-cell>
          <table:table-cell office:value-type="float" office:value="59.3">
            <text:p>59.3</text:p>
          </table:table-cell>
          <table:table-cell office:value-type="float" office:value="56.7">
            <text:p>56.7</text:p>
          </table:table-cell>
          <table:table-cell office:value-type="float" office:value="2852">
            <text:p>2,852</text:p>
          </table:table-cell>
          <table:table-cell office:value-type="float" office:value="4.4">
            <text:p>4.4</text:p>
          </table:table-cell>
          <table:table-cell office:value-type="float" office:value="44660">
            <text:p>44,660</text:p>
          </table:table-cell>
          <table:table-cell table:formula="of:=[.C2]+[.H2]" office:value-type="float" office:value="109683">
            <text:p>109683</text:p>
          </table:table-cell>
          <table:table-cell table:formula="of:=[.I2]-[.B2]" office:value-type="float" office:value="0">
            <text:p>0</text:p>
          </table:table-cell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110954">
            <text:p>110,954</text:p>
          </table:table-cell>
          <table:table-cell office:value-type="float" office:value="66552">
            <text:p>66,552</text:p>
          </table:table-cell>
          <table:table-cell office:value-type="float" office:value="60">
            <text:p>60.0</text:p>
          </table:table-cell>
          <table:table-cell office:value-type="float" office:value="57.5">
            <text:p>57.5</text:p>
          </table:table-cell>
          <table:table-cell office:value-type="float" office:value="2750">
            <text:p>2,750</text:p>
          </table:table-cell>
          <table:table-cell office:value-type="float" office:value="4.1">
            <text:p>4.1</text:p>
          </table:table-cell>
          <table:table-cell office:value-type="float" office:value="44402">
            <text:p>44,402</text:p>
          </table:table-cell>
          <table:table-cell table:formula="of:=[.C3]+[.H3]" office:value-type="float" office:value="110954">
            <text:p>110954</text:p>
          </table:table-cell>
          <table:table-cell table:formula="of:=[.I3]-[.B3]" office:value-type="float" office:value="0">
            <text:p>0</text:p>
          </table:table-cell>
        </table:table-row>
        <table:table-row table:style-name="ro2">
          <table:table-cell office:value-type="string">
            <text:p>1957</text:p>
          </table:table-cell>
          <table:table-cell office:value-type="float" office:value="112265">
            <text:p>112,265</text:p>
          </table:table-cell>
          <table:table-cell office:value-type="float" office:value="66929">
            <text:p>66,929</text:p>
          </table:table-cell>
          <table:table-cell office:value-type="float" office:value="59.6">
            <text:p>59.6</text:p>
          </table:table-cell>
          <table:table-cell office:value-type="float" office:value="57.1">
            <text:p>57.1</text:p>
          </table:table-cell>
          <table:table-cell office:value-type="float" office:value="2859">
            <text:p>2,859</text:p>
          </table:table-cell>
          <table:table-cell office:value-type="float" office:value="4.3">
            <text:p>4.3</text:p>
          </table:table-cell>
          <table:table-cell office:value-type="float" office:value="45336">
            <text:p>45,336</text:p>
          </table:table-cell>
          <table:table-cell table:formula="of:=[.C4]+[.H4]" office:value-type="float" office:value="112265">
            <text:p>112265</text:p>
          </table:table-cell>
          <table:table-cell table:formula="of:=[.I4]-[.B4]" office:value-type="float" office:value="0">
            <text:p>0</text:p>
          </table:table-cell>
        </table:table-row>
        <table:table-row table:style-name="ro2">
          <table:table-cell office:value-type="string">
            <text:p>1958</text:p>
          </table:table-cell>
          <table:table-cell office:value-type="float" office:value="113727">
            <text:p>113,727</text:p>
          </table:table-cell>
          <table:table-cell office:value-type="float" office:value="67639">
            <text:p>67,639</text:p>
          </table:table-cell>
          <table:table-cell office:value-type="float" office:value="59.5">
            <text:p>59.5</text:p>
          </table:table-cell>
          <table:table-cell office:value-type="float" office:value="55.4">
            <text:p>55.4</text:p>
          </table:table-cell>
          <table:table-cell office:value-type="float" office:value="4602">
            <text:p>4,602</text:p>
          </table:table-cell>
          <table:table-cell office:value-type="float" office:value="6.8">
            <text:p>6.8</text:p>
          </table:table-cell>
          <table:table-cell office:value-type="float" office:value="46088">
            <text:p>46,088</text:p>
          </table:table-cell>
          <table:table-cell table:formula="of:=[.C5]+[.H5]" office:value-type="float" office:value="113727">
            <text:p>113727</text:p>
          </table:table-cell>
          <table:table-cell table:formula="of:=[.I5]-[.B5]" office:value-type="float" office:value="0">
            <text:p>0</text:p>
          </table:table-cell>
        </table:table-row>
        <table:table-row table:style-name="ro2">
          <table:table-cell office:value-type="string">
            <text:p>1959</text:p>
          </table:table-cell>
          <table:table-cell office:value-type="float" office:value="115329">
            <text:p>115,329</text:p>
          </table:table-cell>
          <table:table-cell office:value-type="float" office:value="68369">
            <text:p>68,369</text:p>
          </table:table-cell>
          <table:table-cell office:value-type="float" office:value="59.3">
            <text:p>59.3</text:p>
          </table:table-cell>
          <table:table-cell office:value-type="float" office:value="56">
            <text:p>56.0</text:p>
          </table:table-cell>
          <table:table-cell office:value-type="float" office:value="3740">
            <text:p>3,740</text:p>
          </table:table-cell>
          <table:table-cell office:value-type="float" office:value="5.5">
            <text:p>5.5</text:p>
          </table:table-cell>
          <table:table-cell office:value-type="float" office:value="46960">
            <text:p>46,960</text:p>
          </table:table-cell>
          <table:table-cell table:formula="of:=[.C6]+[.H6]" office:value-type="float" office:value="115329">
            <text:p>115329</text:p>
          </table:table-cell>
          <table:table-cell table:formula="of:=[.I6]-[.B6]" office:value-type="float" office:value="0">
            <text:p>0</text:p>
          </table:table-cell>
        </table:table-row>
        <table:table-row table:style-name="ro2">
          <table:table-cell office:value-type="string">
            <text:p>1960</text:p>
          </table:table-cell>
          <table:table-cell office:value-type="float" office:value="117245">
            <text:p>117,245</text:p>
          </table:table-cell>
          <table:table-cell office:value-type="float" office:value="69628">
            <text:p>69,628</text:p>
          </table:table-cell>
          <table:table-cell office:value-type="float" office:value="59.4">
            <text:p>59.4</text:p>
          </table:table-cell>
          <table:table-cell office:value-type="float" office:value="56.1">
            <text:p>56.1</text:p>
          </table:table-cell>
          <table:table-cell office:value-type="float" office:value="3852">
            <text:p>3,852</text:p>
          </table:table-cell>
          <table:table-cell office:value-type="float" office:value="5.5">
            <text:p>5.5</text:p>
          </table:table-cell>
          <table:table-cell office:value-type="float" office:value="47617">
            <text:p>47,617</text:p>
          </table:table-cell>
          <table:table-cell table:formula="of:=[.C7]+[.H7]" office:value-type="float" office:value="117245">
            <text:p>117245</text:p>
          </table:table-cell>
          <table:table-cell table:formula="of:=[.I7]-[.B7]" office:value-type="float" office:value="0">
            <text:p>0</text:p>
          </table:table-cell>
        </table:table-row>
        <table:table-row table:style-name="ro2">
          <table:table-cell office:value-type="string">
            <text:p>1961</text:p>
          </table:table-cell>
          <table:table-cell office:value-type="float" office:value="118771">
            <text:p>118,771</text:p>
          </table:table-cell>
          <table:table-cell office:value-type="float" office:value="70459">
            <text:p>70,459</text:p>
          </table:table-cell>
          <table:table-cell office:value-type="float" office:value="59.3">
            <text:p>59.3</text:p>
          </table:table-cell>
          <table:table-cell office:value-type="float" office:value="55.4">
            <text:p>55.4</text:p>
          </table:table-cell>
          <table:table-cell office:value-type="float" office:value="4714">
            <text:p>4,714</text:p>
          </table:table-cell>
          <table:table-cell office:value-type="float" office:value="6.7">
            <text:p>6.7</text:p>
          </table:table-cell>
          <table:table-cell office:value-type="float" office:value="48312">
            <text:p>48,312</text:p>
          </table:table-cell>
          <table:table-cell table:formula="of:=[.C8]+[.H8]" office:value-type="float" office:value="118771">
            <text:p>118771</text:p>
          </table:table-cell>
          <table:table-cell table:formula="of:=[.I8]-[.B8]" office:value-type="float" office:value="0">
            <text:p>0</text:p>
          </table:table-cell>
        </table:table-row>
        <table:table-row table:style-name="ro2">
          <table:table-cell office:value-type="string">
            <text:p>1962</text:p>
          </table:table-cell>
          <table:table-cell office:value-type="float" office:value="120153">
            <text:p>120,153</text:p>
          </table:table-cell>
          <table:table-cell office:value-type="float" office:value="70614">
            <text:p>70,614</text:p>
          </table:table-cell>
          <table:table-cell office:value-type="float" office:value="58.8">
            <text:p>58.8</text:p>
          </table:table-cell>
          <table:table-cell office:value-type="float" office:value="55.5">
            <text:p>55.5</text:p>
          </table:table-cell>
          <table:table-cell office:value-type="float" office:value="3911">
            <text:p>3,911</text:p>
          </table:table-cell>
          <table:table-cell office:value-type="float" office:value="5.5">
            <text:p>5.5</text:p>
          </table:table-cell>
          <table:table-cell office:value-type="float" office:value="49539">
            <text:p>49,539</text:p>
          </table:table-cell>
          <table:table-cell table:formula="of:=[.C9]+[.H9]" office:value-type="float" office:value="120153">
            <text:p>120153</text:p>
          </table:table-cell>
          <table:table-cell table:formula="of:=[.I9]-[.B9]" office:value-type="float" office:value="0">
            <text:p>0</text:p>
          </table:table-cell>
        </table:table-row>
        <table:table-row table:style-name="ro2">
          <table:table-cell office:value-type="string">
            <text:p>1963</text:p>
          </table:table-cell>
          <table:table-cell office:value-type="float" office:value="122416">
            <text:p>122,416</text:p>
          </table:table-cell>
          <table:table-cell office:value-type="float" office:value="71833">
            <text:p>71,833</text:p>
          </table:table-cell>
          <table:table-cell office:value-type="float" office:value="58.7">
            <text:p>58.7</text:p>
          </table:table-cell>
          <table:table-cell office:value-type="float" office:value="55.4">
            <text:p>55.4</text:p>
          </table:table-cell>
          <table:table-cell office:value-type="float" office:value="4070">
            <text:p>4,070</text:p>
          </table:table-cell>
          <table:table-cell office:value-type="float" office:value="5.7">
            <text:p>5.7</text:p>
          </table:table-cell>
          <table:table-cell office:value-type="float" office:value="50583">
            <text:p>50,583</text:p>
          </table:table-cell>
          <table:table-cell table:formula="of:=[.C10]+[.H10]" office:value-type="float" office:value="122416">
            <text:p>122416</text:p>
          </table:table-cell>
          <table:table-cell table:formula="of:=[.I10]-[.B10]" office:value-type="float" office:value="0">
            <text:p>0</text:p>
          </table:table-cell>
        </table:table-row>
        <table:table-row table:style-name="ro2">
          <table:table-cell office:value-type="string">
            <text:p>1964</text:p>
          </table:table-cell>
          <table:table-cell office:value-type="float" office:value="124485">
            <text:p>124,485</text:p>
          </table:table-cell>
          <table:table-cell office:value-type="float" office:value="73091">
            <text:p>73,091</text:p>
          </table:table-cell>
          <table:table-cell office:value-type="float" office:value="58.7">
            <text:p>58.7</text:p>
          </table:table-cell>
          <table:table-cell office:value-type="float" office:value="55.7">
            <text:p>55.7</text:p>
          </table:table-cell>
          <table:table-cell office:value-type="float" office:value="3786">
            <text:p>3,786</text:p>
          </table:table-cell>
          <table:table-cell office:value-type="float" office:value="5.2">
            <text:p>5.2</text:p>
          </table:table-cell>
          <table:table-cell office:value-type="float" office:value="51394">
            <text:p>51,394</text:p>
          </table:table-cell>
          <table:table-cell table:formula="of:=[.C11]+[.H11]" office:value-type="float" office:value="124485">
            <text:p>124485</text:p>
          </table:table-cell>
          <table:table-cell table:formula="of:=[.I11]-[.B11]" office:value-type="float" office:value="0">
            <text:p>0</text:p>
          </table:table-cell>
        </table:table-row>
        <table:table-row table:style-name="ro2">
          <table:table-cell office:value-type="string">
            <text:p>1965</text:p>
          </table:table-cell>
          <table:table-cell office:value-type="float" office:value="126513">
            <text:p>126,513</text:p>
          </table:table-cell>
          <table:table-cell office:value-type="float" office:value="74455">
            <text:p>74,455</text:p>
          </table:table-cell>
          <table:table-cell office:value-type="float" office:value="58.9">
            <text:p>58.9</text:p>
          </table:table-cell>
          <table:table-cell office:value-type="float" office:value="56.2">
            <text:p>56.2</text:p>
          </table:table-cell>
          <table:table-cell office:value-type="float" office:value="3366">
            <text:p>3,366</text:p>
          </table:table-cell>
          <table:table-cell office:value-type="float" office:value="4.5">
            <text:p>4.5</text:p>
          </table:table-cell>
          <table:table-cell office:value-type="float" office:value="52058">
            <text:p>52,058</text:p>
          </table:table-cell>
          <table:table-cell table:formula="of:=[.C12]+[.H12]" office:value-type="float" office:value="126513">
            <text:p>126513</text:p>
          </table:table-cell>
          <table:table-cell table:formula="of:=[.I12]-[.B12]" office:value-type="float" office:value="0">
            <text:p>0</text:p>
          </table:table-cell>
        </table:table-row>
        <table:table-row table:style-name="ro2">
          <table:table-cell office:value-type="string">
            <text:p>1966</text:p>
          </table:table-cell>
          <table:table-cell office:value-type="float" office:value="128058">
            <text:p>128,058</text:p>
          </table:table-cell>
          <table:table-cell office:value-type="float" office:value="75770">
            <text:p>75,770</text:p>
          </table:table-cell>
          <table:table-cell office:value-type="float" office:value="59.2">
            <text:p>59.2</text:p>
          </table:table-cell>
          <table:table-cell office:value-type="float" office:value="56.9">
            <text:p>56.9</text:p>
          </table:table-cell>
          <table:table-cell office:value-type="float" office:value="2875">
            <text:p>2,875</text:p>
          </table:table-cell>
          <table:table-cell office:value-type="float" office:value="3.8">
            <text:p>3.8</text:p>
          </table:table-cell>
          <table:table-cell office:value-type="float" office:value="52288">
            <text:p>52,288</text:p>
          </table:table-cell>
          <table:table-cell table:formula="of:=[.C13]+[.H13]" office:value-type="float" office:value="128058">
            <text:p>128058</text:p>
          </table:table-cell>
          <table:table-cell table:formula="of:=[.I13]-[.B13]" office:value-type="float" office:value="0">
            <text:p>0</text:p>
          </table:table-cell>
        </table:table-row>
        <table:table-row table:style-name="ro2">
          <table:table-cell office:value-type="string">
            <text:p>1967</text:p>
          </table:table-cell>
          <table:table-cell office:value-type="float" office:value="129874">
            <text:p>129,874</text:p>
          </table:table-cell>
          <table:table-cell office:value-type="float" office:value="77347">
            <text:p>77,347</text:p>
          </table:table-cell>
          <table:table-cell office:value-type="float" office:value="59.6">
            <text:p>59.6</text:p>
          </table:table-cell>
          <table:table-cell office:value-type="float" office:value="57.3">
            <text:p>57.3</text:p>
          </table:table-cell>
          <table:table-cell office:value-type="float" office:value="2975">
            <text:p>2,975</text:p>
          </table:table-cell>
          <table:table-cell office:value-type="float" office:value="3.8">
            <text:p>3.8</text:p>
          </table:table-cell>
          <table:table-cell office:value-type="float" office:value="52527">
            <text:p>52,527</text:p>
          </table:table-cell>
          <table:table-cell table:formula="of:=[.C14]+[.H14]" office:value-type="float" office:value="129874">
            <text:p>129874</text:p>
          </table:table-cell>
          <table:table-cell table:formula="of:=[.I14]-[.B14]" office:value-type="float" office:value="0">
            <text:p>0</text:p>
          </table:table-cell>
        </table:table-row>
        <table:table-row table:style-name="ro2">
          <table:table-cell office:value-type="string">
            <text:p>1968</text:p>
          </table:table-cell>
          <table:table-cell office:value-type="float" office:value="132028">
            <text:p>132,028</text:p>
          </table:table-cell>
          <table:table-cell office:value-type="float" office:value="78737">
            <text:p>78,737</text:p>
          </table:table-cell>
          <table:table-cell office:value-type="float" office:value="59.6">
            <text:p>59.6</text:p>
          </table:table-cell>
          <table:table-cell office:value-type="float" office:value="57.5">
            <text:p>57.5</text:p>
          </table:table-cell>
          <table:table-cell office:value-type="float" office:value="2817">
            <text:p>2,817</text:p>
          </table:table-cell>
          <table:table-cell office:value-type="float" office:value="3.6">
            <text:p>3.6</text:p>
          </table:table-cell>
          <table:table-cell office:value-type="float" office:value="53291">
            <text:p>53,291</text:p>
          </table:table-cell>
          <table:table-cell table:formula="of:=[.C15]+[.H15]" office:value-type="float" office:value="132028">
            <text:p>132028</text:p>
          </table:table-cell>
          <table:table-cell table:formula="of:=[.I15]-[.B15]" office:value-type="float" office:value="0">
            <text:p>0</text:p>
          </table:table-cell>
        </table:table-row>
        <table:table-row table:style-name="ro2">
          <table:table-cell office:value-type="string">
            <text:p>1969</text:p>
          </table:table-cell>
          <table:table-cell office:value-type="float" office:value="134335">
            <text:p>134,335</text:p>
          </table:table-cell>
          <table:table-cell office:value-type="float" office:value="80734">
            <text:p>80,734</text:p>
          </table:table-cell>
          <table:table-cell office:value-type="float" office:value="60.1">
            <text:p>60.1</text:p>
          </table:table-cell>
          <table:table-cell office:value-type="float" office:value="58">
            <text:p>58.0</text:p>
          </table:table-cell>
          <table:table-cell office:value-type="float" office:value="2832">
            <text:p>2,832</text:p>
          </table:table-cell>
          <table:table-cell office:value-type="float" office:value="3.5">
            <text:p>3.5</text:p>
          </table:table-cell>
          <table:table-cell office:value-type="float" office:value="53602">
            <text:p>53,602</text:p>
          </table:table-cell>
          <table:table-cell table:formula="of:=[.C16]+[.H16]" office:value-type="float" office:value="134336">
            <text:p>134336</text:p>
          </table:table-cell>
          <table:table-cell table:formula="of:=[.I16]-[.B16]" office:value-type="float" office:value="1">
            <text:p>1</text:p>
          </table:table-cell>
        </table:table-row>
        <table:table-row table:style-name="ro2">
          <table:table-cell office:value-type="string">
            <text:p>1970</text:p>
          </table:table-cell>
          <table:table-cell office:value-type="float" office:value="137085">
            <text:p>137,085</text:p>
          </table:table-cell>
          <table:table-cell office:value-type="float" office:value="82771">
            <text:p>82,771</text:p>
          </table:table-cell>
          <table:table-cell office:value-type="float" office:value="60.4">
            <text:p>60.4</text:p>
          </table:table-cell>
          <table:table-cell office:value-type="float" office:value="57.4">
            <text:p>57.4</text:p>
          </table:table-cell>
          <table:table-cell office:value-type="float" office:value="4093">
            <text:p>4,093</text:p>
          </table:table-cell>
          <table:table-cell office:value-type="float" office:value="4.9">
            <text:p>4.9</text:p>
          </table:table-cell>
          <table:table-cell office:value-type="float" office:value="54315">
            <text:p>54,315</text:p>
          </table:table-cell>
          <table:table-cell table:formula="of:=[.C17]+[.H17]" office:value-type="float" office:value="137086">
            <text:p>137086</text:p>
          </table:table-cell>
          <table:table-cell table:formula="of:=[.I17]-[.B17]" office:value-type="float" office:value="1">
            <text:p>1</text:p>
          </table:table-cell>
        </table:table-row>
        <table:table-row table:style-name="ro2">
          <table:table-cell office:value-type="string">
            <text:p>1971</text:p>
          </table:table-cell>
          <table:table-cell office:value-type="float" office:value="140216">
            <text:p>140,216</text:p>
          </table:table-cell>
          <table:table-cell office:value-type="float" office:value="84382">
            <text:p>84,382</text:p>
          </table:table-cell>
          <table:table-cell office:value-type="float" office:value="60.2">
            <text:p>60.2</text:p>
          </table:table-cell>
          <table:table-cell office:value-type="float" office:value="56.6">
            <text:p>56.6</text:p>
          </table:table-cell>
          <table:table-cell office:value-type="float" office:value="5016">
            <text:p>5,016</text:p>
          </table:table-cell>
          <table:table-cell office:value-type="float" office:value="5.9">
            <text:p>5.9</text:p>
          </table:table-cell>
          <table:table-cell office:value-type="float" office:value="55834">
            <text:p>55,834</text:p>
          </table:table-cell>
          <table:table-cell table:formula="of:=[.C18]+[.H18]" office:value-type="float" office:value="140216">
            <text:p>140216</text:p>
          </table:table-cell>
          <table:table-cell table:formula="of:=[.I18]-[.B18]" office:value-type="float" office:value="0">
            <text:p>0</text:p>
          </table:table-cell>
        </table:table-row>
        <table:table-row table:style-name="ro2">
          <table:table-cell office:value-type="string">
            <text:p>1972</text:p>
          </table:table-cell>
          <table:table-cell office:value-type="float" office:value="144126">
            <text:p>144,126</text:p>
          </table:table-cell>
          <table:table-cell office:value-type="float" office:value="87034">
            <text:p>87,034</text:p>
          </table:table-cell>
          <table:table-cell office:value-type="float" office:value="60.4">
            <text:p>60.4</text:p>
          </table:table-cell>
          <table:table-cell office:value-type="float" office:value="57">
            <text:p>57.0</text:p>
          </table:table-cell>
          <table:table-cell office:value-type="float" office:value="4882">
            <text:p>4,882</text:p>
          </table:table-cell>
          <table:table-cell office:value-type="float" office:value="5.6">
            <text:p>5.6</text:p>
          </table:table-cell>
          <table:table-cell office:value-type="float" office:value="57091">
            <text:p>57,091</text:p>
          </table:table-cell>
          <table:table-cell table:formula="of:=[.C19]+[.H19]" office:value-type="float" office:value="144125">
            <text:p>144125</text:p>
          </table:table-cell>
          <table:table-cell table:formula="of:=[.I19]-[.B19]" office:value-type="float" office:value="-1">
            <text:p>-1</text:p>
          </table:table-cell>
        </table:table-row>
        <table:table-row table:style-name="ro2">
          <table:table-cell office:value-type="string">
            <text:p>1973</text:p>
          </table:table-cell>
          <table:table-cell office:value-type="float" office:value="147096">
            <text:p>147,096</text:p>
          </table:table-cell>
          <table:table-cell office:value-type="float" office:value="89429">
            <text:p>89,429</text:p>
          </table:table-cell>
          <table:table-cell office:value-type="float" office:value="60.8">
            <text:p>60.8</text:p>
          </table:table-cell>
          <table:table-cell office:value-type="float" office:value="57.8">
            <text:p>57.8</text:p>
          </table:table-cell>
          <table:table-cell office:value-type="float" office:value="4365">
            <text:p>4,365</text:p>
          </table:table-cell>
          <table:table-cell office:value-type="float" office:value="4.9">
            <text:p>4.9</text:p>
          </table:table-cell>
          <table:table-cell office:value-type="float" office:value="57667">
            <text:p>57,667</text:p>
          </table:table-cell>
          <table:table-cell table:formula="of:=[.C20]+[.H20]" office:value-type="float" office:value="147096">
            <text:p>147096</text:p>
          </table:table-cell>
          <table:table-cell table:formula="of:=[.I20]-[.B20]" office:value-type="float" office:value="0">
            <text:p>0</text:p>
          </table:table-cell>
        </table:table-row>
        <table:table-row table:style-name="ro2">
          <table:table-cell office:value-type="string">
            <text:p>1974</text:p>
          </table:table-cell>
          <table:table-cell office:value-type="float" office:value="150120">
            <text:p>150,120</text:p>
          </table:table-cell>
          <table:table-cell office:value-type="float" office:value="91949">
            <text:p>91,949</text:p>
          </table:table-cell>
          <table:table-cell office:value-type="float" office:value="61.3">
            <text:p>61.3</text:p>
          </table:table-cell>
          <table:table-cell office:value-type="float" office:value="57.8">
            <text:p>57.8</text:p>
          </table:table-cell>
          <table:table-cell office:value-type="float" office:value="5156">
            <text:p>5,156</text:p>
          </table:table-cell>
          <table:table-cell office:value-type="float" office:value="5.6">
            <text:p>5.6</text:p>
          </table:table-cell>
          <table:table-cell office:value-type="float" office:value="58171">
            <text:p>58,171</text:p>
          </table:table-cell>
          <table:table-cell table:formula="of:=[.C21]+[.H21]" office:value-type="float" office:value="150120">
            <text:p>150120</text:p>
          </table:table-cell>
          <table:table-cell table:formula="of:=[.I21]-[.B21]" office:value-type="float" office:value="0">
            <text:p>0</text:p>
          </table:table-cell>
        </table:table-row>
        <table:table-row table:style-name="ro2">
          <table:table-cell office:value-type="string">
            <text:p>1975</text:p>
          </table:table-cell>
          <table:table-cell office:value-type="float" office:value="153153">
            <text:p>153,153</text:p>
          </table:table-cell>
          <table:table-cell office:value-type="float" office:value="93775">
            <text:p>93,775</text:p>
          </table:table-cell>
          <table:table-cell office:value-type="float" office:value="61.2">
            <text:p>61.2</text:p>
          </table:table-cell>
          <table:table-cell office:value-type="float" office:value="56.1">
            <text:p>56.1</text:p>
          </table:table-cell>
          <table:table-cell office:value-type="float" office:value="7929">
            <text:p>7,929</text:p>
          </table:table-cell>
          <table:table-cell office:value-type="float" office:value="8.5">
            <text:p>8.5</text:p>
          </table:table-cell>
          <table:table-cell office:value-type="float" office:value="59378">
            <text:p>59,378</text:p>
          </table:table-cell>
          <table:table-cell table:formula="of:=[.C22]+[.H22]" office:value-type="float" office:value="153153">
            <text:p>153153</text:p>
          </table:table-cell>
          <table:table-cell table:formula="of:=[.I22]-[.B22]" office:value-type="float" office:value="0">
            <text:p>0</text:p>
          </table:table-cell>
        </table:table-row>
        <table:table-row table:style-name="ro2">
          <table:table-cell office:value-type="string">
            <text:p>1976</text:p>
          </table:table-cell>
          <table:table-cell office:value-type="float" office:value="156150">
            <text:p>156,150</text:p>
          </table:table-cell>
          <table:table-cell office:value-type="float" office:value="96158">
            <text:p>96,158</text:p>
          </table:table-cell>
          <table:table-cell office:value-type="float" office:value="61.6">
            <text:p>61.6</text:p>
          </table:table-cell>
          <table:table-cell office:value-type="float" office:value="56.8">
            <text:p>56.8</text:p>
          </table:table-cell>
          <table:table-cell office:value-type="float" office:value="7406">
            <text:p>7,406</text:p>
          </table:table-cell>
          <table:table-cell office:value-type="float" office:value="7.7">
            <text:p>7.7</text:p>
          </table:table-cell>
          <table:table-cell office:value-type="float" office:value="59991">
            <text:p>59,991</text:p>
          </table:table-cell>
          <table:table-cell table:formula="of:=[.C23]+[.H23]" office:value-type="float" office:value="156149">
            <text:p>156149</text:p>
          </table:table-cell>
          <table:table-cell table:formula="of:=[.I23]-[.B23]" office:value-type="float" office:value="-1">
            <text:p>-1</text:p>
          </table:table-cell>
        </table:table-row>
        <table:table-row table:style-name="ro2">
          <table:table-cell office:value-type="string">
            <text:p>1977</text:p>
          </table:table-cell>
          <table:table-cell office:value-type="float" office:value="159033">
            <text:p>159,033</text:p>
          </table:table-cell>
          <table:table-cell office:value-type="float" office:value="99009">
            <text:p>99,009</text:p>
          </table:table-cell>
          <table:table-cell office:value-type="float" office:value="62.3">
            <text:p>62.3</text:p>
          </table:table-cell>
          <table:table-cell office:value-type="float" office:value="57.9">
            <text:p>57.9</text:p>
          </table:table-cell>
          <table:table-cell office:value-type="float" office:value="6991">
            <text:p>6,991</text:p>
          </table:table-cell>
          <table:table-cell office:value-type="float" office:value="7.1">
            <text:p>7.1</text:p>
          </table:table-cell>
          <table:table-cell office:value-type="float" office:value="60025">
            <text:p>60,025</text:p>
          </table:table-cell>
          <table:table-cell table:formula="of:=[.C24]+[.H24]" office:value-type="float" office:value="159034">
            <text:p>159034</text:p>
          </table:table-cell>
          <table:table-cell table:formula="of:=[.I24]-[.B24]" office:value-type="float" office:value="1">
            <text:p>1</text:p>
          </table:table-cell>
        </table:table-row>
        <table:table-row table:style-name="ro2">
          <table:table-cell office:value-type="string">
            <text:p>1978</text:p>
          </table:table-cell>
          <table:table-cell office:value-type="float" office:value="161910">
            <text:p>161,910</text:p>
          </table:table-cell>
          <table:table-cell office:value-type="float" office:value="102251">
            <text:p>102,251</text:p>
          </table:table-cell>
          <table:table-cell office:value-type="float" office:value="63.2">
            <text:p>63.2</text:p>
          </table:table-cell>
          <table:table-cell office:value-type="float" office:value="59.3">
            <text:p>59.3</text:p>
          </table:table-cell>
          <table:table-cell office:value-type="float" office:value="6202">
            <text:p>6,202</text:p>
          </table:table-cell>
          <table:table-cell office:value-type="float" office:value="6.1">
            <text:p>6.1</text:p>
          </table:table-cell>
          <table:table-cell office:value-type="float" office:value="59659">
            <text:p>59,659</text:p>
          </table:table-cell>
          <table:table-cell table:formula="of:=[.C25]+[.H25]" office:value-type="float" office:value="161910">
            <text:p>161910</text:p>
          </table:table-cell>
          <table:table-cell table:formula="of:=[.I25]-[.B25]" office:value-type="float" office:value="0">
            <text:p>0</text:p>
          </table:table-cell>
        </table:table-row>
        <table:table-row table:style-name="ro2">
          <table:table-cell office:value-type="string">
            <text:p>1979</text:p>
          </table:table-cell>
          <table:table-cell office:value-type="float" office:value="164863">
            <text:p>164,863</text:p>
          </table:table-cell>
          <table:table-cell office:value-type="float" office:value="104962">
            <text:p>104,962</text:p>
          </table:table-cell>
          <table:table-cell office:value-type="float" office:value="63.7">
            <text:p>63.7</text:p>
          </table:table-cell>
          <table:table-cell office:value-type="float" office:value="59.9">
            <text:p>59.9</text:p>
          </table:table-cell>
          <table:table-cell office:value-type="float" office:value="6137">
            <text:p>6,137</text:p>
          </table:table-cell>
          <table:table-cell office:value-type="float" office:value="5.8">
            <text:p>5.8</text:p>
          </table:table-cell>
          <table:table-cell office:value-type="float" office:value="59900">
            <text:p>59,900</text:p>
          </table:table-cell>
          <table:table-cell table:formula="of:=[.C26]+[.H26]" office:value-type="float" office:value="164862">
            <text:p>164862</text:p>
          </table:table-cell>
          <table:table-cell table:formula="of:=[.I26]-[.B26]" office:value-type="float" office:value="-1">
            <text:p>-1</text:p>
          </table:table-cell>
        </table:table-row>
        <table:table-row table:style-name="ro2">
          <table:table-cell office:value-type="string">
            <text:p>1980</text:p>
          </table:table-cell>
          <table:table-cell office:value-type="float" office:value="167745">
            <text:p>167,745</text:p>
          </table:table-cell>
          <table:table-cell office:value-type="float" office:value="106940">
            <text:p>106,940</text:p>
          </table:table-cell>
          <table:table-cell office:value-type="float" office:value="63.8">
            <text:p>63.8</text:p>
          </table:table-cell>
          <table:table-cell office:value-type="float" office:value="59.2">
            <text:p>59.2</text:p>
          </table:table-cell>
          <table:table-cell office:value-type="float" office:value="7637">
            <text:p>7,637</text:p>
          </table:table-cell>
          <table:table-cell office:value-type="float" office:value="7.1">
            <text:p>7.1</text:p>
          </table:table-cell>
          <table:table-cell office:value-type="float" office:value="60806">
            <text:p>60,806</text:p>
          </table:table-cell>
          <table:table-cell table:formula="of:=[.C27]+[.H27]" office:value-type="float" office:value="167746">
            <text:p>167746</text:p>
          </table:table-cell>
          <table:table-cell table:formula="of:=[.I27]-[.B27]" office:value-type="float" office:value="1">
            <text:p>1</text:p>
          </table:table-cell>
        </table:table-row>
        <table:table-row table:style-name="ro2">
          <table:table-cell office:value-type="string">
            <text:p>1981</text:p>
          </table:table-cell>
          <table:table-cell office:value-type="float" office:value="170130">
            <text:p>170,130</text:p>
          </table:table-cell>
          <table:table-cell office:value-type="float" office:value="108670">
            <text:p>108,670</text:p>
          </table:table-cell>
          <table:table-cell office:value-type="float" office:value="63.9">
            <text:p>63.9</text:p>
          </table:table-cell>
          <table:table-cell office:value-type="float" office:value="59">
            <text:p>59.0</text:p>
          </table:table-cell>
          <table:table-cell office:value-type="float" office:value="8273">
            <text:p>8,273</text:p>
          </table:table-cell>
          <table:table-cell office:value-type="float" office:value="7.6">
            <text:p>7.6</text:p>
          </table:table-cell>
          <table:table-cell office:value-type="float" office:value="61460">
            <text:p>61,460</text:p>
          </table:table-cell>
          <table:table-cell table:formula="of:=[.C28]+[.H28]" office:value-type="float" office:value="170130">
            <text:p>170130</text:p>
          </table:table-cell>
          <table:table-cell table:formula="of:=[.I28]-[.B28]" office:value-type="float" office:value="0">
            <text:p>0</text:p>
          </table:table-cell>
        </table:table-row>
        <table:table-row table:style-name="ro2">
          <table:table-cell office:value-type="string">
            <text:p>1982</text:p>
          </table:table-cell>
          <table:table-cell office:value-type="float" office:value="172271">
            <text:p>172,271</text:p>
          </table:table-cell>
          <table:table-cell office:value-type="float" office:value="110204">
            <text:p>110,204</text:p>
          </table:table-cell>
          <table:table-cell office:value-type="float" office:value="64">
            <text:p>64.0</text:p>
          </table:table-cell>
          <table:table-cell office:value-type="float" office:value="57.8">
            <text:p>57.8</text:p>
          </table:table-cell>
          <table:table-cell office:value-type="float" office:value="10678">
            <text:p>10,678</text:p>
          </table:table-cell>
          <table:table-cell office:value-type="float" office:value="9.7">
            <text:p>9.7</text:p>
          </table:table-cell>
          <table:table-cell office:value-type="float" office:value="62067">
            <text:p>62,067</text:p>
          </table:table-cell>
          <table:table-cell table:formula="of:=[.C29]+[.H29]" office:value-type="float" office:value="172271">
            <text:p>172271</text:p>
          </table:table-cell>
          <table:table-cell table:formula="of:=[.I29]-[.B29]" office:value-type="float" office:value="0">
            <text:p>0</text:p>
          </table:table-cell>
        </table:table-row>
        <table:table-row table:style-name="ro2">
          <table:table-cell office:value-type="string">
            <text:p>1983</text:p>
          </table:table-cell>
          <table:table-cell office:value-type="float" office:value="174215">
            <text:p>174,215</text:p>
          </table:table-cell>
          <table:table-cell office:value-type="float" office:value="111550">
            <text:p>111,550</text:p>
          </table:table-cell>
          <table:table-cell office:value-type="float" office:value="64">
            <text:p>64.0</text:p>
          </table:table-cell>
          <table:table-cell office:value-type="float" office:value="57.9">
            <text:p>57.9</text:p>
          </table:table-cell>
          <table:table-cell office:value-type="float" office:value="10717">
            <text:p>10,717</text:p>
          </table:table-cell>
          <table:table-cell office:value-type="float" office:value="9.6">
            <text:p>9.6</text:p>
          </table:table-cell>
          <table:table-cell office:value-type="float" office:value="62665">
            <text:p>62,665</text:p>
          </table:table-cell>
          <table:table-cell table:formula="of:=[.C30]+[.H30]" office:value-type="float" office:value="174215">
            <text:p>174215</text:p>
          </table:table-cell>
          <table:table-cell table:formula="of:=[.I30]-[.B30]" office:value-type="float" office:value="0">
            <text:p>0</text:p>
          </table:table-cell>
        </table:table-row>
        <table:table-row table:style-name="ro2">
          <table:table-cell office:value-type="string">
            <text:p>1984</text:p>
          </table:table-cell>
          <table:table-cell office:value-type="float" office:value="176383">
            <text:p>176,383</text:p>
          </table:table-cell>
          <table:table-cell office:value-type="float" office:value="113544">
            <text:p>113,544</text:p>
          </table:table-cell>
          <table:table-cell office:value-type="float" office:value="64.4">
            <text:p>64.4</text:p>
          </table:table-cell>
          <table:table-cell office:value-type="float" office:value="59.5">
            <text:p>59.5</text:p>
          </table:table-cell>
          <table:table-cell office:value-type="float" office:value="8539">
            <text:p>8,539</text:p>
          </table:table-cell>
          <table:table-cell office:value-type="float" office:value="7.5">
            <text:p>7.5</text:p>
          </table:table-cell>
          <table:table-cell office:value-type="float" office:value="62839">
            <text:p>62,839</text:p>
          </table:table-cell>
          <table:table-cell table:formula="of:=[.C31]+[.H31]" office:value-type="float" office:value="176383">
            <text:p>176383</text:p>
          </table:table-cell>
          <table:table-cell table:formula="of:=[.I31]-[.B31]" office:value-type="float" office:value="0">
            <text:p>0</text:p>
          </table:table-cell>
        </table:table-row>
        <table:table-row table:style-name="ro2">
          <table:table-cell office:value-type="string">
            <text:p>1985</text:p>
          </table:table-cell>
          <table:table-cell office:value-type="float" office:value="178206">
            <text:p>178,206</text:p>
          </table:table-cell>
          <table:table-cell office:value-type="float" office:value="115461">
            <text:p>115,461</text:p>
          </table:table-cell>
          <table:table-cell office:value-type="float" office:value="64.8">
            <text:p>64.8</text:p>
          </table:table-cell>
          <table:table-cell office:value-type="float" office:value="60.1">
            <text:p>60.1</text:p>
          </table:table-cell>
          <table:table-cell office:value-type="float" office:value="8312">
            <text:p>8,312</text:p>
          </table:table-cell>
          <table:table-cell office:value-type="float" office:value="7.2">
            <text:p>7.2</text:p>
          </table:table-cell>
          <table:table-cell office:value-type="float" office:value="62744">
            <text:p>62,744</text:p>
          </table:table-cell>
          <table:table-cell table:formula="of:=[.C32]+[.H32]" office:value-type="float" office:value="178205">
            <text:p>178205</text:p>
          </table:table-cell>
          <table:table-cell table:formula="of:=[.I32]-[.B32]" office:value-type="float" office:value="-1">
            <text:p>-1</text:p>
          </table:table-cell>
        </table:table-row>
        <table:table-row table:style-name="ro2">
          <table:table-cell office:value-type="string">
            <text:p>1986</text:p>
          </table:table-cell>
          <table:table-cell office:value-type="float" office:value="180587">
            <text:p>180,587</text:p>
          </table:table-cell>
          <table:table-cell office:value-type="float" office:value="117834">
            <text:p>117,834</text:p>
          </table:table-cell>
          <table:table-cell office:value-type="float" office:value="65.3">
            <text:p>65.3</text:p>
          </table:table-cell>
          <table:table-cell office:value-type="float" office:value="60.7">
            <text:p>60.7</text:p>
          </table:table-cell>
          <table:table-cell office:value-type="float" office:value="8237">
            <text:p>8,237</text:p>
          </table:table-cell>
          <table:table-cell office:value-type="float" office:value="7">
            <text:p>7.0</text:p>
          </table:table-cell>
          <table:table-cell office:value-type="float" office:value="62752">
            <text:p>62,752</text:p>
          </table:table-cell>
          <table:table-cell table:formula="of:=[.C33]+[.H33]" office:value-type="float" office:value="180586">
            <text:p>180586</text:p>
          </table:table-cell>
          <table:table-cell table:formula="of:=[.I33]-[.B33]" office:value-type="float" office:value="-1">
            <text:p>-1</text:p>
          </table:table-cell>
        </table:table-row>
        <table:table-row table:style-name="ro2">
          <table:table-cell office:value-type="string">
            <text:p>1987</text:p>
          </table:table-cell>
          <table:table-cell office:value-type="float" office:value="182753">
            <text:p>182,753</text:p>
          </table:table-cell>
          <table:table-cell office:value-type="float" office:value="119865">
            <text:p>119,865</text:p>
          </table:table-cell>
          <table:table-cell office:value-type="float" office:value="65.6">
            <text:p>65.6</text:p>
          </table:table-cell>
          <table:table-cell office:value-type="float" office:value="61.5">
            <text:p>61.5</text:p>
          </table:table-cell>
          <table:table-cell office:value-type="float" office:value="7425">
            <text:p>7,425</text:p>
          </table:table-cell>
          <table:table-cell office:value-type="float" office:value="6.2">
            <text:p>6.2</text:p>
          </table:table-cell>
          <table:table-cell office:value-type="float" office:value="62888">
            <text:p>62,888</text:p>
          </table:table-cell>
          <table:table-cell table:formula="of:=[.C34]+[.H34]" office:value-type="float" office:value="182753">
            <text:p>182753</text:p>
          </table:table-cell>
          <table:table-cell table:formula="of:=[.I34]-[.B34]" office:value-type="float" office:value="0">
            <text:p>0</text:p>
          </table:table-cell>
        </table:table-row>
        <table:table-row table:style-name="ro2">
          <table:table-cell office:value-type="string">
            <text:p>1988</text:p>
          </table:table-cell>
          <table:table-cell office:value-type="float" office:value="184613">
            <text:p>184,613</text:p>
          </table:table-cell>
          <table:table-cell office:value-type="float" office:value="121669">
            <text:p>121,669</text:p>
          </table:table-cell>
          <table:table-cell office:value-type="float" office:value="65.9">
            <text:p>65.9</text:p>
          </table:table-cell>
          <table:table-cell office:value-type="float" office:value="62.3">
            <text:p>62.3</text:p>
          </table:table-cell>
          <table:table-cell office:value-type="float" office:value="6701">
            <text:p>6,701</text:p>
          </table:table-cell>
          <table:table-cell office:value-type="float" office:value="5.5">
            <text:p>5.5</text:p>
          </table:table-cell>
          <table:table-cell office:value-type="float" office:value="62944">
            <text:p>62,944</text:p>
          </table:table-cell>
          <table:table-cell table:formula="of:=[.C35]+[.H35]" office:value-type="float" office:value="184613">
            <text:p>184613</text:p>
          </table:table-cell>
          <table:table-cell table:formula="of:=[.I35]-[.B35]" office:value-type="float" office:value="0">
            <text:p>0</text:p>
          </table:table-cell>
        </table:table-row>
        <table:table-row table:style-name="ro2">
          <table:table-cell office:value-type="string">
            <text:p>1989</text:p>
          </table:table-cell>
          <table:table-cell office:value-type="float" office:value="186393">
            <text:p>186,393</text:p>
          </table:table-cell>
          <table:table-cell office:value-type="float" office:value="123869">
            <text:p>123,869</text:p>
          </table:table-cell>
          <table:table-cell office:value-type="float" office:value="66.5">
            <text:p>66.5</text:p>
          </table:table-cell>
          <table:table-cell office:value-type="float" office:value="63">
            <text:p>63.0</text:p>
          </table:table-cell>
          <table:table-cell office:value-type="float" office:value="6528">
            <text:p>6,528</text:p>
          </table:table-cell>
          <table:table-cell office:value-type="float" office:value="5.3">
            <text:p>5.3</text:p>
          </table:table-cell>
          <table:table-cell office:value-type="float" office:value="62523">
            <text:p>62,523</text:p>
          </table:table-cell>
          <table:table-cell table:formula="of:=[.C36]+[.H36]" office:value-type="float" office:value="186392">
            <text:p>186392</text:p>
          </table:table-cell>
          <table:table-cell table:formula="of:=[.I36]-[.B36]" office:value-type="float" office:value="-1">
            <text:p>-1</text:p>
          </table:table-cell>
        </table:table-row>
        <table:table-row table:style-name="ro2">
          <table:table-cell office:value-type="string">
            <text:p>1990</text:p>
          </table:table-cell>
          <table:table-cell office:value-type="float" office:value="189164">
            <text:p>189,164</text:p>
          </table:table-cell>
          <table:table-cell office:value-type="float" office:value="125840">
            <text:p>125,840</text:p>
          </table:table-cell>
          <table:table-cell office:value-type="float" office:value="66.5">
            <text:p>66.5</text:p>
          </table:table-cell>
          <table:table-cell office:value-type="float" office:value="62.8">
            <text:p>62.8</text:p>
          </table:table-cell>
          <table:table-cell office:value-type="float" office:value="7047">
            <text:p>7,047</text:p>
          </table:table-cell>
          <table:table-cell office:value-type="float" office:value="5.6">
            <text:p>5.6</text:p>
          </table:table-cell>
          <table:table-cell office:value-type="float" office:value="63324">
            <text:p>63,324</text:p>
          </table:table-cell>
          <table:table-cell table:formula="of:=[.C37]+[.H37]" office:value-type="float" office:value="189164">
            <text:p>189164</text:p>
          </table:table-cell>
          <table:table-cell table:formula="of:=[.I37]-[.B37]" office:value-type="float" office:value="0">
            <text:p>0</text:p>
          </table:table-cell>
        </table:table-row>
        <table:table-row table:style-name="ro2">
          <table:table-cell office:value-type="string">
            <text:p>1991</text:p>
          </table:table-cell>
          <table:table-cell office:value-type="float" office:value="190925">
            <text:p>190,925</text:p>
          </table:table-cell>
          <table:table-cell office:value-type="float" office:value="126346">
            <text:p>126,346</text:p>
          </table:table-cell>
          <table:table-cell office:value-type="float" office:value="66.2">
            <text:p>66.2</text:p>
          </table:table-cell>
          <table:table-cell office:value-type="float" office:value="61.7">
            <text:p>61.7</text:p>
          </table:table-cell>
          <table:table-cell office:value-type="float" office:value="8628">
            <text:p>8,628</text:p>
          </table:table-cell>
          <table:table-cell office:value-type="float" office:value="6.8">
            <text:p>6.8</text:p>
          </table:table-cell>
          <table:table-cell office:value-type="float" office:value="64578">
            <text:p>64,578</text:p>
          </table:table-cell>
          <table:table-cell table:formula="of:=[.C38]+[.H38]" office:value-type="float" office:value="190924">
            <text:p>190924</text:p>
          </table:table-cell>
          <table:table-cell table:formula="of:=[.I38]-[.B38]" office:value-type="float" office:value="-1">
            <text:p>-1</text:p>
          </table:table-cell>
        </table:table-row>
        <table:table-row table:style-name="ro2">
          <table:table-cell office:value-type="string">
            <text:p>1992</text:p>
          </table:table-cell>
          <table:table-cell office:value-type="float" office:value="192805">
            <text:p>192,805</text:p>
          </table:table-cell>
          <table:table-cell office:value-type="float" office:value="128105">
            <text:p>128,105</text:p>
          </table:table-cell>
          <table:table-cell office:value-type="float" office:value="66.4">
            <text:p>66.4</text:p>
          </table:table-cell>
          <table:table-cell office:value-type="float" office:value="61.5">
            <text:p>61.5</text:p>
          </table:table-cell>
          <table:table-cell office:value-type="float" office:value="9613">
            <text:p>9,613</text:p>
          </table:table-cell>
          <table:table-cell office:value-type="float" office:value="7.5">
            <text:p>7.5</text:p>
          </table:table-cell>
          <table:table-cell office:value-type="float" office:value="64700">
            <text:p>64,700</text:p>
          </table:table-cell>
          <table:table-cell table:formula="of:=[.C39]+[.H39]" office:value-type="float" office:value="192805">
            <text:p>192805</text:p>
          </table:table-cell>
          <table:table-cell table:formula="of:=[.I39]-[.B39]" office:value-type="float" office:value="0">
            <text:p>0</text:p>
          </table:table-cell>
        </table:table-row>
        <table:table-row table:style-name="ro2">
          <table:table-cell office:value-type="string">
            <text:p>1993</text:p>
          </table:table-cell>
          <table:table-cell office:value-type="float" office:value="194838">
            <text:p>194,838</text:p>
          </table:table-cell>
          <table:table-cell office:value-type="float" office:value="129200">
            <text:p>129,200</text:p>
          </table:table-cell>
          <table:table-cell office:value-type="float" office:value="66.3">
            <text:p>66.3</text:p>
          </table:table-cell>
          <table:table-cell office:value-type="float" office:value="61.7">
            <text:p>61.7</text:p>
          </table:table-cell>
          <table:table-cell office:value-type="float" office:value="8940">
            <text:p>8,940</text:p>
          </table:table-cell>
          <table:table-cell office:value-type="float" office:value="6.9">
            <text:p>6.9</text:p>
          </table:table-cell>
          <table:table-cell office:value-type="float" office:value="65638">
            <text:p>65,638</text:p>
          </table:table-cell>
          <table:table-cell table:formula="of:=[.C40]+[.H40]" office:value-type="float" office:value="194838">
            <text:p>194838</text:p>
          </table:table-cell>
          <table:table-cell table:formula="of:=[.I40]-[.B40]" office:value-type="float" office:value="0">
            <text:p>0</text:p>
          </table:table-cell>
        </table:table-row>
        <table:table-row table:style-name="ro2">
          <table:table-cell office:value-type="string">
            <text:p>1994</text:p>
          </table:table-cell>
          <table:table-cell office:value-type="float" office:value="196814">
            <text:p>196,814</text:p>
          </table:table-cell>
          <table:table-cell office:value-type="float" office:value="131056">
            <text:p>131,056</text:p>
          </table:table-cell>
          <table:table-cell office:value-type="float" office:value="66.6">
            <text:p>66.6</text:p>
          </table:table-cell>
          <table:table-cell office:value-type="float" office:value="62.5">
            <text:p>62.5</text:p>
          </table:table-cell>
          <table:table-cell office:value-type="float" office:value="7996">
            <text:p>7,996</text:p>
          </table:table-cell>
          <table:table-cell office:value-type="float" office:value="6.1">
            <text:p>6.1</text:p>
          </table:table-cell>
          <table:table-cell office:value-type="float" office:value="65758">
            <text:p>65,758</text:p>
          </table:table-cell>
          <table:table-cell table:formula="of:=[.C41]+[.H41]" office:value-type="float" office:value="196814">
            <text:p>196814</text:p>
          </table:table-cell>
          <table:table-cell table:formula="of:=[.I41]-[.B41]" office:value-type="float" office:value="0">
            <text:p>0</text:p>
          </table:table-cell>
        </table:table-row>
        <table:table-row table:style-name="ro2">
          <table:table-cell office:value-type="string">
            <text:p>1995</text:p>
          </table:table-cell>
          <table:table-cell office:value-type="float" office:value="198584">
            <text:p>198,584</text:p>
          </table:table-cell>
          <table:table-cell office:value-type="float" office:value="132304">
            <text:p>132,304</text:p>
          </table:table-cell>
          <table:table-cell office:value-type="float" office:value="66.6">
            <text:p>66.6</text:p>
          </table:table-cell>
          <table:table-cell office:value-type="float" office:value="62.9">
            <text:p>62.9</text:p>
          </table:table-cell>
          <table:table-cell office:value-type="float" office:value="7404">
            <text:p>7,404</text:p>
          </table:table-cell>
          <table:table-cell office:value-type="float" office:value="5.6">
            <text:p>5.6</text:p>
          </table:table-cell>
          <table:table-cell office:value-type="float" office:value="66280">
            <text:p>66,280</text:p>
          </table:table-cell>
          <table:table-cell table:formula="of:=[.C42]+[.H42]" office:value-type="float" office:value="198584">
            <text:p>198584</text:p>
          </table:table-cell>
          <table:table-cell table:formula="of:=[.I42]-[.B42]" office:value-type="float" office:value="0">
            <text:p>0</text:p>
          </table:table-cell>
        </table:table-row>
        <table:table-row table:style-name="ro2">
          <table:table-cell office:value-type="string">
            <text:p>1996</text:p>
          </table:table-cell>
          <table:table-cell office:value-type="float" office:value="200591">
            <text:p>200,591</text:p>
          </table:table-cell>
          <table:table-cell office:value-type="float" office:value="133943">
            <text:p>133,943</text:p>
          </table:table-cell>
          <table:table-cell office:value-type="float" office:value="66.8">
            <text:p>66.8</text:p>
          </table:table-cell>
          <table:table-cell office:value-type="float" office:value="63.2">
            <text:p>63.2</text:p>
          </table:table-cell>
          <table:table-cell office:value-type="float" office:value="7236">
            <text:p>7,236</text:p>
          </table:table-cell>
          <table:table-cell office:value-type="float" office:value="5.4">
            <text:p>5.4</text:p>
          </table:table-cell>
          <table:table-cell office:value-type="float" office:value="66647">
            <text:p>66,647</text:p>
          </table:table-cell>
          <table:table-cell table:formula="of:=[.C43]+[.H43]" office:value-type="float" office:value="200590">
            <text:p>200590</text:p>
          </table:table-cell>
          <table:table-cell table:formula="of:=[.I43]-[.B43]" office:value-type="float" office:value="-1">
            <text:p>-1</text:p>
          </table:table-cell>
        </table:table-row>
        <table:table-row table:style-name="ro2">
          <table:table-cell office:value-type="string">
            <text:p>1997</text:p>
          </table:table-cell>
          <table:table-cell office:value-type="float" office:value="203133">
            <text:p>203,133</text:p>
          </table:table-cell>
          <table:table-cell office:value-type="float" office:value="136297">
            <text:p>136,297</text:p>
          </table:table-cell>
          <table:table-cell office:value-type="float" office:value="67.1">
            <text:p>67.1</text:p>
          </table:table-cell>
          <table:table-cell office:value-type="float" office:value="63.8">
            <text:p>63.8</text:p>
          </table:table-cell>
          <table:table-cell office:value-type="float" office:value="6739">
            <text:p>6,739</text:p>
          </table:table-cell>
          <table:table-cell office:value-type="float" office:value="4.9">
            <text:p>4.9</text:p>
          </table:table-cell>
          <table:table-cell office:value-type="float" office:value="66837">
            <text:p>66,837</text:p>
          </table:table-cell>
          <table:table-cell table:formula="of:=[.C44]+[.H44]" office:value-type="float" office:value="203134">
            <text:p>203134</text:p>
          </table:table-cell>
          <table:table-cell table:formula="of:=[.I44]-[.B44]" office:value-type="float" office:value="1">
            <text:p>1</text:p>
          </table:table-cell>
        </table:table-row>
        <table:table-row table:style-name="ro2">
          <table:table-cell office:value-type="string">
            <text:p>1998</text:p>
          </table:table-cell>
          <table:table-cell office:value-type="float" office:value="205220">
            <text:p>205,220</text:p>
          </table:table-cell>
          <table:table-cell office:value-type="float" office:value="137673">
            <text:p>137,673</text:p>
          </table:table-cell>
          <table:table-cell office:value-type="float" office:value="67.1">
            <text:p>67.1</text:p>
          </table:table-cell>
          <table:table-cell office:value-type="float" office:value="64.1">
            <text:p>64.1</text:p>
          </table:table-cell>
          <table:table-cell office:value-type="float" office:value="6210">
            <text:p>6,210</text:p>
          </table:table-cell>
          <table:table-cell office:value-type="float" office:value="4.5">
            <text:p>4.5</text:p>
          </table:table-cell>
          <table:table-cell office:value-type="float" office:value="67547">
            <text:p>67,547</text:p>
          </table:table-cell>
          <table:table-cell table:formula="of:=[.C45]+[.H45]" office:value-type="float" office:value="205220">
            <text:p>205220</text:p>
          </table:table-cell>
          <table:table-cell table:formula="of:=[.I45]-[.B45]" office:value-type="float" office:value="0">
            <text:p>0</text:p>
          </table:table-cell>
        </table:table-row>
        <table:table-row table:style-name="ro2">
          <table:table-cell office:value-type="string">
            <text:p>1999</text:p>
          </table:table-cell>
          <table:table-cell office:value-type="float" office:value="207753">
            <text:p>207,753</text:p>
          </table:table-cell>
          <table:table-cell office:value-type="float" office:value="139368">
            <text:p>139,368</text:p>
          </table:table-cell>
          <table:table-cell office:value-type="float" office:value="67.1">
            <text:p>67.1</text:p>
          </table:table-cell>
          <table:table-cell office:value-type="float" office:value="64.3">
            <text:p>64.3</text:p>
          </table:table-cell>
          <table:table-cell office:value-type="float" office:value="5880">
            <text:p>5,880</text:p>
          </table:table-cell>
          <table:table-cell office:value-type="float" office:value="4.2">
            <text:p>4.2</text:p>
          </table:table-cell>
          <table:table-cell office:value-type="float" office:value="68385">
            <text:p>68,385</text:p>
          </table:table-cell>
          <table:table-cell table:formula="of:=[.C46]+[.H46]" office:value-type="float" office:value="207753">
            <text:p>207753</text:p>
          </table:table-cell>
          <table:table-cell table:formula="of:=[.I46]-[.B46]" office:value-type="float" office:value="0">
            <text:p>0</text:p>
          </table:table-cell>
        </table:table-row>
        <table:table-row table:style-name="ro2">
          <table:table-cell office:value-type="string">
            <text:p>2000</text:p>
          </table:table-cell>
          <table:table-cell office:value-type="float" office:value="212577">
            <text:p>212,577</text:p>
          </table:table-cell>
          <table:table-cell office:value-type="float" office:value="142583">
            <text:p>142,583</text:p>
          </table:table-cell>
          <table:table-cell office:value-type="float" office:value="67.1">
            <text:p>67.1</text:p>
          </table:table-cell>
          <table:table-cell office:value-type="float" office:value="64.4">
            <text:p>64.4</text:p>
          </table:table-cell>
          <table:table-cell office:value-type="float" office:value="5692">
            <text:p>5,692</text:p>
          </table:table-cell>
          <table:table-cell office:value-type="float" office:value="4">
            <text:p>4.0</text:p>
          </table:table-cell>
          <table:table-cell office:value-type="float" office:value="69994">
            <text:p>69,994</text:p>
          </table:table-cell>
          <table:table-cell table:formula="of:=[.C47]+[.H47]" office:value-type="float" office:value="212577">
            <text:p>212577</text:p>
          </table:table-cell>
          <table:table-cell table:formula="of:=[.I47]-[.B47]" office:value-type="float" office:value="0">
            <text:p>0</text:p>
          </table:table-cell>
        </table:table-row>
        <table:table-row table:style-name="ro2">
          <table:table-cell office:value-type="string">
            <text:p>2001</text:p>
          </table:table-cell>
          <table:table-cell office:value-type="float" office:value="215092">
            <text:p>215,092</text:p>
          </table:table-cell>
          <table:table-cell office:value-type="float" office:value="143734">
            <text:p>143,734</text:p>
          </table:table-cell>
          <table:table-cell office:value-type="float" office:value="66.8">
            <text:p>66.8</text:p>
          </table:table-cell>
          <table:table-cell office:value-type="float" office:value="63.7">
            <text:p>63.7</text:p>
          </table:table-cell>
          <table:table-cell office:value-type="float" office:value="6801">
            <text:p>6,801</text:p>
          </table:table-cell>
          <table:table-cell office:value-type="float" office:value="4.7">
            <text:p>4.7</text:p>
          </table:table-cell>
          <table:table-cell office:value-type="float" office:value="71359">
            <text:p>71,359</text:p>
          </table:table-cell>
          <table:table-cell table:formula="of:=[.C48]+[.H48]" office:value-type="float" office:value="215093">
            <text:p>215093</text:p>
          </table:table-cell>
          <table:table-cell table:formula="of:=[.I48]-[.B48]" office:value-type="float" office:value="1">
            <text:p>1</text:p>
          </table:table-cell>
        </table:table-row>
        <table:table-row table:style-name="ro2">
          <table:table-cell office:value-type="string">
            <text:p>2002</text:p>
          </table:table-cell>
          <table:table-cell office:value-type="float" office:value="217570">
            <text:p>217,570</text:p>
          </table:table-cell>
          <table:table-cell office:value-type="float" office:value="144863">
            <text:p>144,863</text:p>
          </table:table-cell>
          <table:table-cell office:value-type="float" office:value="66.6">
            <text:p>66.6</text:p>
          </table:table-cell>
          <table:table-cell office:value-type="float" office:value="62.7">
            <text:p>62.7</text:p>
          </table:table-cell>
          <table:table-cell office:value-type="float" office:value="8378">
            <text:p>8,378</text:p>
          </table:table-cell>
          <table:table-cell office:value-type="float" office:value="5.8">
            <text:p>5.8</text:p>
          </table:table-cell>
          <table:table-cell office:value-type="float" office:value="72707">
            <text:p>72,707</text:p>
          </table:table-cell>
          <table:table-cell table:formula="of:=[.C49]+[.H49]" office:value-type="float" office:value="217570">
            <text:p>217570</text:p>
          </table:table-cell>
          <table:table-cell table:formula="of:=[.I49]-[.B49]" office:value-type="float" office:value="0">
            <text:p>0</text:p>
          </table:table-cell>
        </table:table-row>
        <table:table-row table:style-name="ro2">
          <table:table-cell office:value-type="string">
            <text:p>2003</text:p>
          </table:table-cell>
          <table:table-cell office:value-type="float" office:value="221168">
            <text:p>221,168</text:p>
          </table:table-cell>
          <table:table-cell office:value-type="float" office:value="146510">
            <text:p>146,510</text:p>
          </table:table-cell>
          <table:table-cell office:value-type="float" office:value="66.2">
            <text:p>66.2</text:p>
          </table:table-cell>
          <table:table-cell office:value-type="float" office:value="62.3">
            <text:p>62.3</text:p>
          </table:table-cell>
          <table:table-cell office:value-type="float" office:value="8774">
            <text:p>8,774</text:p>
          </table:table-cell>
          <table:table-cell office:value-type="float" office:value="6">
            <text:p>6.0</text:p>
          </table:table-cell>
          <table:table-cell office:value-type="float" office:value="74658">
            <text:p>74,658</text:p>
          </table:table-cell>
          <table:table-cell table:formula="of:=[.C50]+[.H50]" office:value-type="float" office:value="221168">
            <text:p>221168</text:p>
          </table:table-cell>
          <table:table-cell table:formula="of:=[.I50]-[.B50]" office:value-type="float" office:value="0">
            <text:p>0</text:p>
          </table:table-cell>
        </table:table-row>
        <table:table-row table:style-name="ro2">
          <table:table-cell office:value-type="string">
            <text:p>2004</text:p>
          </table:table-cell>
          <table:table-cell office:value-type="float" office:value="223357">
            <text:p>223,357</text:p>
          </table:table-cell>
          <table:table-cell office:value-type="float" office:value="147401">
            <text:p>147,401</text:p>
          </table:table-cell>
          <table:table-cell office:value-type="float" office:value="66">
            <text:p>66.0</text:p>
          </table:table-cell>
          <table:table-cell office:value-type="float" office:value="62.3">
            <text:p>62.3</text:p>
          </table:table-cell>
          <table:table-cell office:value-type="float" office:value="8149">
            <text:p>8,149</text:p>
          </table:table-cell>
          <table:table-cell office:value-type="float" office:value="5.5">
            <text:p>5.5</text:p>
          </table:table-cell>
          <table:table-cell office:value-type="float" office:value="75956">
            <text:p>75,956</text:p>
          </table:table-cell>
          <table:table-cell table:formula="of:=[.C51]+[.H51]" office:value-type="float" office:value="223357">
            <text:p>223357</text:p>
          </table:table-cell>
          <table:table-cell table:formula="of:=[.I51]-[.B51]" office:value-type="float" office:value="0">
            <text:p>0</text:p>
          </table:table-cell>
        </table:table-row>
        <table:table-row table:style-name="ro2">
          <table:table-cell office:value-type="string">
            <text:p>2005</text:p>
          </table:table-cell>
          <table:table-cell office:value-type="float" office:value="226082">
            <text:p>226,082</text:p>
          </table:table-cell>
          <table:table-cell office:value-type="float" office:value="149320">
            <text:p>149,320</text:p>
          </table:table-cell>
          <table:table-cell office:value-type="float" office:value="66">
            <text:p>66.0</text:p>
          </table:table-cell>
          <table:table-cell office:value-type="float" office:value="62.7">
            <text:p>62.7</text:p>
          </table:table-cell>
          <table:table-cell office:value-type="float" office:value="7591">
            <text:p>7,591</text:p>
          </table:table-cell>
          <table:table-cell office:value-type="float" office:value="5.1">
            <text:p>5.1</text:p>
          </table:table-cell>
          <table:table-cell office:value-type="float" office:value="76762">
            <text:p>76,762</text:p>
          </table:table-cell>
          <table:table-cell table:formula="of:=[.C52]+[.H52]" office:value-type="float" office:value="226082">
            <text:p>226082</text:p>
          </table:table-cell>
          <table:table-cell table:formula="of:=[.I52]-[.B52]" office:value-type="float" office:value="0">
            <text:p>0</text:p>
          </table:table-cell>
        </table:table-row>
        <table:table-row table:style-name="ro2">
          <table:table-cell office:value-type="string">
            <text:p>2006</text:p>
          </table:table-cell>
          <table:table-cell office:value-type="float" office:value="228815">
            <text:p>228,815</text:p>
          </table:table-cell>
          <table:table-cell office:value-type="float" office:value="151428">
            <text:p>151,428</text:p>
          </table:table-cell>
          <table:table-cell office:value-type="float" office:value="66.2">
            <text:p>66.2</text:p>
          </table:table-cell>
          <table:table-cell office:value-type="float" office:value="63.1">
            <text:p>63.1</text:p>
          </table:table-cell>
          <table:table-cell office:value-type="float" office:value="7001">
            <text:p>7,001</text:p>
          </table:table-cell>
          <table:table-cell office:value-type="float" office:value="4.6">
            <text:p>4.6</text:p>
          </table:table-cell>
          <table:table-cell office:value-type="float" office:value="77387">
            <text:p>77,387</text:p>
          </table:table-cell>
          <table:table-cell table:formula="of:=[.C53]+[.H53]" office:value-type="float" office:value="228815">
            <text:p>228815</text:p>
          </table:table-cell>
          <table:table-cell table:formula="of:=[.I53]-[.B53]" office:value-type="float" office:value="0">
            <text:p>0</text:p>
          </table:table-cell>
        </table:table-row>
        <table:table-row table:style-name="ro2">
          <table:table-cell office:value-type="string">
            <text:p>2007</text:p>
          </table:table-cell>
          <table:table-cell office:value-type="float" office:value="231867">
            <text:p>231,867</text:p>
          </table:table-cell>
          <table:table-cell office:value-type="float" office:value="153124">
            <text:p>153,124</text:p>
          </table:table-cell>
          <table:table-cell office:value-type="float" office:value="66">
            <text:p>66.0</text:p>
          </table:table-cell>
          <table:table-cell office:value-type="float" office:value="63">
            <text:p>63.0</text:p>
          </table:table-cell>
          <table:table-cell office:value-type="float" office:value="7078">
            <text:p>7,078</text:p>
          </table:table-cell>
          <table:table-cell office:value-type="float" office:value="4.6">
            <text:p>4.6</text:p>
          </table:table-cell>
          <table:table-cell office:value-type="float" office:value="78743">
            <text:p>78,743</text:p>
          </table:table-cell>
          <table:table-cell table:formula="of:=[.C54]+[.H54]" office:value-type="float" office:value="231867">
            <text:p>231867</text:p>
          </table:table-cell>
          <table:table-cell table:formula="of:=[.I54]-[.B54]" office:value-type="float" office:value="0">
            <text:p>0</text:p>
          </table:table-cell>
        </table:table-row>
        <table:table-row table:style-name="ro2">
          <table:table-cell office:value-type="string">
            <text:p>2008</text:p>
          </table:table-cell>
          <table:table-cell office:value-type="float" office:value="233788">
            <text:p>233,788</text:p>
          </table:table-cell>
          <table:table-cell office:value-type="float" office:value="154287">
            <text:p>154,287</text:p>
          </table:table-cell>
          <table:table-cell office:value-type="float" office:value="66">
            <text:p>66.0</text:p>
          </table:table-cell>
          <table:table-cell office:value-type="float" office:value="62.2">
            <text:p>62.2</text:p>
          </table:table-cell>
          <table:table-cell office:value-type="float" office:value="8924">
            <text:p>8,924</text:p>
          </table:table-cell>
          <table:table-cell office:value-type="float" office:value="5.8">
            <text:p>5.8</text:p>
          </table:table-cell>
          <table:table-cell office:value-type="float" office:value="79501">
            <text:p>79,501</text:p>
          </table:table-cell>
          <table:table-cell table:formula="of:=[.C55]+[.H55]" office:value-type="float" office:value="233788">
            <text:p>233788</text:p>
          </table:table-cell>
          <table:table-cell table:formula="of:=[.I55]-[.B55]" office:value-type="float" office:value="0">
            <text:p>0</text:p>
          </table:table-cell>
        </table:table-row>
        <table:table-row table:style-name="ro2">
          <table:table-cell office:value-type="string">
            <text:p>2009</text:p>
          </table:table-cell>
          <table:table-cell office:value-type="float" office:value="235801">
            <text:p>235,801</text:p>
          </table:table-cell>
          <table:table-cell office:value-type="float" office:value="154142">
            <text:p>154,142</text:p>
          </table:table-cell>
          <table:table-cell office:value-type="float" office:value="65.4">
            <text:p>65.4</text:p>
          </table:table-cell>
          <table:table-cell office:value-type="float" office:value="59.3">
            <text:p>59.3</text:p>
          </table:table-cell>
          <table:table-cell office:value-type="float" office:value="14265">
            <text:p>14,265</text:p>
          </table:table-cell>
          <table:table-cell office:value-type="float" office:value="9.3">
            <text:p>9.3</text:p>
          </table:table-cell>
          <table:table-cell office:value-type="float" office:value="81659">
            <text:p>81,659</text:p>
          </table:table-cell>
          <table:table-cell table:formula="of:=[.C56]+[.H56]" office:value-type="float" office:value="235801">
            <text:p>235801</text:p>
          </table:table-cell>
          <table:table-cell table:formula="of:=[.I56]-[.B56]" office:value-type="float" office:value="0">
            <text:p>0</text:p>
          </table:table-cell>
        </table:table-row>
        <table:table-row table:style-name="ro2">
          <table:table-cell office:value-type="string">
            <text:p>2010</text:p>
          </table:table-cell>
          <table:table-cell office:value-type="float" office:value="237830">
            <text:p>237,830</text:p>
          </table:table-cell>
          <table:table-cell office:value-type="float" office:value="153889">
            <text:p>153,889</text:p>
          </table:table-cell>
          <table:table-cell office:value-type="float" office:value="64.7">
            <text:p>64.7</text:p>
          </table:table-cell>
          <table:table-cell office:value-type="float" office:value="58.5">
            <text:p>58.5</text:p>
          </table:table-cell>
          <table:table-cell office:value-type="float" office:value="14825">
            <text:p>14,825</text:p>
          </table:table-cell>
          <table:table-cell office:value-type="float" office:value="9.6">
            <text:p>9.6</text:p>
          </table:table-cell>
          <table:table-cell office:value-type="float" office:value="83941">
            <text:p>83,941</text:p>
          </table:table-cell>
          <table:table-cell table:formula="of:=[.C57]+[.H57]" office:value-type="float" office:value="237830">
            <text:p>237830</text:p>
          </table:table-cell>
          <table:table-cell table:formula="of:=[.I57]-[.B57]" office:value-type="float" office:value="0">
            <text:p>0</text:p>
          </table:table-cell>
        </table:table-row>
        <table:table-row table:style-name="ro2">
          <table:table-cell office:value-type="string">
            <text:p>2011</text:p>
          </table:table-cell>
          <table:table-cell office:value-type="float" office:value="239618">
            <text:p>239,618</text:p>
          </table:table-cell>
          <table:table-cell office:value-type="float" office:value="153617">
            <text:p>153,617</text:p>
          </table:table-cell>
          <table:table-cell office:value-type="float" office:value="64.1">
            <text:p>64.1</text:p>
          </table:table-cell>
          <table:table-cell office:value-type="float" office:value="58.4">
            <text:p>58.4</text:p>
          </table:table-cell>
          <table:table-cell office:value-type="float" office:value="13747">
            <text:p>13,747</text:p>
          </table:table-cell>
          <table:table-cell office:value-type="float" office:value="8.9">
            <text:p>8.9</text:p>
          </table:table-cell>
          <table:table-cell office:value-type="float" office:value="86001">
            <text:p>86,001</text:p>
          </table:table-cell>
          <table:table-cell table:formula="of:=[.C58]+[.H58]" office:value-type="float" office:value="239618">
            <text:p>239618</text:p>
          </table:table-cell>
          <table:table-cell table:formula="of:=[.I58]-[.B58]" office:value-type="float" office:value="0">
            <text:p>0</text:p>
          </table:table-cell>
        </table:table-row>
        <table:table-row table:style-name="ro2">
          <table:table-cell office:value-type="string">
            <text:p>2012</text:p>
          </table:table-cell>
          <table:table-cell office:value-type="float" office:value="243284">
            <text:p>243,284</text:p>
          </table:table-cell>
          <table:table-cell office:value-type="float" office:value="154975">
            <text:p>154,975</text:p>
          </table:table-cell>
          <table:table-cell office:value-type="float" office:value="63.7">
            <text:p>63.7</text:p>
          </table:table-cell>
          <table:table-cell office:value-type="float" office:value="58.6">
            <text:p>58.6</text:p>
          </table:table-cell>
          <table:table-cell office:value-type="float" office:value="12506">
            <text:p>12,506</text:p>
          </table:table-cell>
          <table:table-cell office:value-type="float" office:value="8.1">
            <text:p>8.1</text:p>
          </table:table-cell>
          <table:table-cell office:value-type="float" office:value="88310">
            <text:p>88,310</text:p>
          </table:table-cell>
          <table:table-cell table:formula="of:=[.C59]+[.H59]" office:value-type="float" office:value="243285">
            <text:p>243285</text:p>
          </table:table-cell>
          <table:table-cell table:formula="of:=[.I59]-[.B59]" office:value-type="float" office:value="1">
            <text:p>1</text:p>
          </table:table-cell>
        </table:table-row>
        <table:table-row table:style-name="ro2">
          <table:table-cell office:value-type="string">
            <text:p>2013</text:p>
          </table:table-cell>
          <table:table-cell office:value-type="float" office:value="245679">
            <text:p>245,679</text:p>
          </table:table-cell>
          <table:table-cell office:value-type="float" office:value="155389">
            <text:p>155,389</text:p>
          </table:table-cell>
          <table:table-cell office:value-type="float" office:value="63.2">
            <text:p>63.2</text:p>
          </table:table-cell>
          <table:table-cell office:value-type="float" office:value="58.6">
            <text:p>58.6</text:p>
          </table:table-cell>
          <table:table-cell office:value-type="float" office:value="11460">
            <text:p>11,460</text:p>
          </table:table-cell>
          <table:table-cell office:value-type="float" office:value="7.4">
            <text:p>7.4</text:p>
          </table:table-cell>
          <table:table-cell office:value-type="float" office:value="90290">
            <text:p>90,290</text:p>
          </table:table-cell>
          <table:table-cell table:formula="of:=[.C60]+[.H60]" office:value-type="float" office:value="245679">
            <text:p>245679</text:p>
          </table:table-cell>
          <table:table-cell table:formula="of:=[.I60]-[.B60]" office:value-type="float" office:value="0">
            <text:p>0</text:p>
          </table:table-cell>
        </table:table-row>
        <table:table-row table:style-name="ro2">
          <table:table-cell office:value-type="string">
            <text:p>2014</text:p>
          </table:table-cell>
          <table:table-cell office:value-type="float" office:value="247947">
            <text:p>247,947</text:p>
          </table:table-cell>
          <table:table-cell office:value-type="float" office:value="155922">
            <text:p>155,922</text:p>
          </table:table-cell>
          <table:table-cell office:value-type="float" office:value="62.9">
            <text:p>62.9</text:p>
          </table:table-cell>
          <table:table-cell office:value-type="float" office:value="59">
            <text:p>59.0</text:p>
          </table:table-cell>
          <table:table-cell office:value-type="float" office:value="9617">
            <text:p>9,617</text:p>
          </table:table-cell>
          <table:table-cell office:value-type="float" office:value="6.2">
            <text:p>6.2</text:p>
          </table:table-cell>
          <table:table-cell office:value-type="float" office:value="92025">
            <text:p>92,025</text:p>
          </table:table-cell>
          <table:table-cell table:formula="of:=[.C61]+[.H61]" office:value-type="float" office:value="247947">
            <text:p>247947</text:p>
          </table:table-cell>
          <table:table-cell table:formula="of:=[.I61]-[.B61]" office:value-type="float" office:value="0">
            <text:p>0</text:p>
          </table:table-cell>
        </table:table-row>
        <table:table-row table:style-name="ro2">
          <table:table-cell office:value-type="string">
            <text:p>2015</text:p>
          </table:table-cell>
          <table:table-cell office:value-type="float" office:value="250801">
            <text:p>250,801</text:p>
          </table:table-cell>
          <table:table-cell office:value-type="float" office:value="157130">
            <text:p>157,130</text:p>
          </table:table-cell>
          <table:table-cell office:value-type="float" office:value="62.7">
            <text:p>62.7</text:p>
          </table:table-cell>
          <table:table-cell office:value-type="float" office:value="59.3">
            <text:p>59.3</text:p>
          </table:table-cell>
          <table:table-cell office:value-type="float" office:value="8296">
            <text:p>8,296</text:p>
          </table:table-cell>
          <table:table-cell office:value-type="float" office:value="5.3">
            <text:p>5.3</text:p>
          </table:table-cell>
          <table:table-cell office:value-type="float" office:value="93671">
            <text:p>93,671</text:p>
          </table:table-cell>
          <table:table-cell table:formula="of:=[.C62]+[.H62]" office:value-type="float" office:value="250801">
            <text:p>250801</text:p>
          </table:table-cell>
          <table:table-cell table:formula="of:=[.I62]-[.B62]" office:value-type="float" office:value="0">
            <text:p>0</text:p>
          </table:table-cell>
        </table:table-row>
        <table:table-row table:style-name="ro2">
          <table:table-cell office:value-type="string">
            <text:p>2016</text:p>
          </table:table-cell>
          <table:table-cell office:value-type="float" office:value="253538">
            <text:p>253,538</text:p>
          </table:table-cell>
          <table:table-cell office:value-type="float" office:value="159187">
            <text:p>159,187</text:p>
          </table:table-cell>
          <table:table-cell office:value-type="float" office:value="62.8">
            <text:p>62.8</text:p>
          </table:table-cell>
          <table:table-cell office:value-type="float" office:value="59.7">
            <text:p>59.7</text:p>
          </table:table-cell>
          <table:table-cell office:value-type="float" office:value="7751">
            <text:p>7,751</text:p>
          </table:table-cell>
          <table:table-cell office:value-type="float" office:value="4.9">
            <text:p>4.9</text:p>
          </table:table-cell>
          <table:table-cell office:value-type="float" office:value="94351">
            <text:p>94,351</text:p>
          </table:table-cell>
          <table:table-cell table:formula="of:=[.C63]+[.H63]" office:value-type="float" office:value="253538">
            <text:p>253538</text:p>
          </table:table-cell>
          <table:table-cell table:formula="of:=[.I63]-[.B63]" office:value-type="float" office:value="0">
            <text:p>0</text:p>
          </table:table-cell>
        </table:table-row>
        <table:table-row table:style-name="ro2">
          <table:table-cell office:value-type="string">
            <text:p>2017</text:p>
          </table:table-cell>
          <table:table-cell office:value-type="float" office:value="255079">
            <text:p>255,079</text:p>
          </table:table-cell>
          <table:table-cell office:value-type="float" office:value="160320">
            <text:p>160,320</text:p>
          </table:table-cell>
          <table:table-cell office:value-type="float" office:value="62.9">
            <text:p>62.9</text:p>
          </table:table-cell>
          <table:table-cell office:value-type="float" office:value="60.1">
            <text:p>60.1</text:p>
          </table:table-cell>
          <table:table-cell office:value-type="float" office:value="6982">
            <text:p>6,982</text:p>
          </table:table-cell>
          <table:table-cell office:value-type="float" office:value="4.4">
            <text:p>4.4</text:p>
          </table:table-cell>
          <table:table-cell office:value-type="float" office:value="94759">
            <text:p>94,759</text:p>
          </table:table-cell>
          <table:table-cell table:formula="of:=[.C64]+[.H64]" office:value-type="float" office:value="255079">
            <text:p>255079</text:p>
          </table:table-cell>
          <table:table-cell table:formula="of:=[.I64]-[.B64]" office:value-type="float" office:value="0">
            <text:p>0</text:p>
          </table:table-cell>
        </table:table-row>
        <table:table-row table:style-name="ro2">
          <table:table-cell office:value-type="string">
            <text:p>2018</text:p>
          </table:table-cell>
          <table:table-cell office:value-type="float" office:value="257791">
            <text:p>257,791</text:p>
          </table:table-cell>
          <table:table-cell office:value-type="float" office:value="162075">
            <text:p>162,075</text:p>
          </table:table-cell>
          <table:table-cell office:value-type="float" office:value="62.9">
            <text:p>62.9</text:p>
          </table:table-cell>
          <table:table-cell office:value-type="float" office:value="60.4">
            <text:p>60.4</text:p>
          </table:table-cell>
          <table:table-cell office:value-type="float" office:value="6314">
            <text:p>6,314</text:p>
          </table:table-cell>
          <table:table-cell office:value-type="float" office:value="3.9">
            <text:p>3.9</text:p>
          </table:table-cell>
          <table:table-cell office:value-type="float" office:value="95716">
            <text:p>95,716</text:p>
          </table:table-cell>
          <table:table-cell table:formula="of:=[.C65]+[.H65]" office:value-type="float" office:value="257791">
            <text:p>257791</text:p>
          </table:table-cell>
          <table:table-cell table:formula="of:=[.I65]-[.B65]" office:value-type="float" office:value="0">
            <text:p>0</text:p>
          </table:table-cell>
        </table:table-row>
        <table:table-row table:style-name="ro2">
          <table:table-cell office:value-type="string">
            <text:p>2019</text:p>
          </table:table-cell>
          <table:table-cell office:value-type="float" office:value="259175">
            <text:p>259,175</text:p>
          </table:table-cell>
          <table:table-cell office:value-type="float" office:value="163539">
            <text:p>163,539</text:p>
          </table:table-cell>
          <table:table-cell office:value-type="float" office:value="63.1">
            <text:p>63.1</text:p>
          </table:table-cell>
          <table:table-cell office:value-type="float" office:value="60.8">
            <text:p>60.8</text:p>
          </table:table-cell>
          <table:table-cell office:value-type="float" office:value="6001">
            <text:p>6,001</text:p>
          </table:table-cell>
          <table:table-cell office:value-type="float" office:value="3.7">
            <text:p>3.7</text:p>
          </table:table-cell>
          <table:table-cell office:value-type="float" office:value="95636">
            <text:p>95,636</text:p>
          </table:table-cell>
          <table:table-cell table:formula="of:=[.C66]+[.H66]" office:value-type="float" office:value="259175">
            <text:p>259175</text:p>
          </table:table-cell>
          <table:table-cell table:formula="of:=[.I66]-[.B66]" office:value-type="float" office:value="0">
            <text:p>0</text:p>
          </table:table-cell>
        </table:table-row>
        <table:table-row table:style-name="ro2">
          <table:table-cell office:value-type="string">
            <text:p>2020</text:p>
          </table:table-cell>
          <table:table-cell office:value-type="float" office:value="260329">
            <text:p>260,329</text:p>
          </table:table-cell>
          <table:table-cell office:value-type="float" office:value="160742">
            <text:p>160,742</text:p>
          </table:table-cell>
          <table:table-cell office:value-type="float" office:value="61.7">
            <text:p>61.7</text:p>
          </table:table-cell>
          <table:table-cell office:value-type="float" office:value="56.8">
            <text:p>56.8</text:p>
          </table:table-cell>
          <table:table-cell office:value-type="float" office:value="12947">
            <text:p>12,947</text:p>
          </table:table-cell>
          <table:table-cell office:value-type="float" office:value="8.1">
            <text:p>8.1</text:p>
          </table:table-cell>
          <table:table-cell office:value-type="float" office:value="99587">
            <text:p>99,587</text:p>
          </table:table-cell>
          <table:table-cell table:formula="of:=[.C67]+[.H67]" office:value-type="float" office:value="260329">
            <text:p>260329</text:p>
          </table:table-cell>
          <table:table-cell table:formula="of:=[.I67]-[.B67]" office:value-type="float" office:value="0">
            <text:p>0</text:p>
          </table:table-cell>
        </table:table-row>
        <table:table-row table:style-name="ro2">
          <table:table-cell office:value-type="string">
            <text:p>2021</text:p>
          </table:table-cell>
          <table:table-cell office:value-type="float" office:value="261445">
            <text:p>261,445</text:p>
          </table:table-cell>
          <table:table-cell office:value-type="float" office:value="161204">
            <text:p>161,204</text:p>
          </table:table-cell>
          <table:table-cell office:value-type="float" office:value="61.7">
            <text:p>61.7</text:p>
          </table:table-cell>
          <table:table-cell office:value-type="float" office:value="58.4">
            <text:p>58.4</text:p>
          </table:table-cell>
          <table:table-cell office:value-type="float" office:value="8623">
            <text:p>8,623</text:p>
          </table:table-cell>
          <table:table-cell office:value-type="float" office:value="5.3">
            <text:p>5.3</text:p>
          </table:table-cell>
          <table:table-cell office:value-type="float" office:value="100241">
            <text:p>100,241</text:p>
          </table:table-cell>
          <table:table-cell table:formula="of:=[.C68]+[.H68]" office:value-type="float" office:value="261445">
            <text:p>261445</text:p>
          </table:table-cell>
          <table:table-cell table:formula="of:=[.I68]-[.B68]" office:value-type="float" office:value="0">
            <text:p>0</text:p>
          </table:table-cell>
        </table:table-row>
        <table:table-row table:style-name="ro2">
          <table:table-cell office:value-type="string">
            <text:p>2022</text:p>
          </table:table-cell>
          <table:table-cell office:value-type="float" office:value="263973">
            <text:p>263,973</text:p>
          </table:table-cell>
          <table:table-cell office:value-type="float" office:value="164287">
            <text:p>164,287</text:p>
          </table:table-cell>
          <table:table-cell office:value-type="float" office:value="62.2">
            <text:p>62.2</text:p>
          </table:table-cell>
          <table:table-cell office:value-type="float" office:value="60">
            <text:p>60.0</text:p>
          </table:table-cell>
          <table:table-cell office:value-type="float" office:value="5996">
            <text:p>5,996</text:p>
          </table:table-cell>
          <table:table-cell office:value-type="float" office:value="3.6">
            <text:p>3.6</text:p>
          </table:table-cell>
          <table:table-cell office:value-type="float" office:value="99686">
            <text:p>99,686</text:p>
          </table:table-cell>
          <table:table-cell table:formula="of:=[.C69]+[.H69]" office:value-type="float" office:value="263973">
            <text:p>263973</text:p>
          </table:table-cell>
          <table:table-cell table:formula="of:=[.I69]-[.B69]" office:value-type="float" office:value="0">
            <text:p>0</text:p>
          </table:table-cell>
        </table:table-row>
        <table:table-row table:style-name="ro2">
          <table:table-cell office:value-type="string">
            <text:p>2023</text:p>
          </table:table-cell>
          <table:table-cell office:value-type="float" office:value="266942">
            <text:p>266,942</text:p>
          </table:table-cell>
          <table:table-cell office:value-type="float" office:value="167116">
            <text:p>167,116</text:p>
          </table:table-cell>
          <table:table-cell office:value-type="float" office:value="62.6">
            <text:p>62.6</text:p>
          </table:table-cell>
          <table:table-cell office:value-type="float" office:value="60.3">
            <text:p>60.3</text:p>
          </table:table-cell>
          <table:table-cell office:value-type="float" office:value="6080">
            <text:p>6,080</text:p>
          </table:table-cell>
          <table:table-cell office:value-type="float" office:value="3.6">
            <text:p>3.6</text:p>
          </table:table-cell>
          <table:table-cell office:value-type="float" office:value="99826">
            <text:p>99,826</text:p>
          </table:table-cell>
          <table:table-cell table:formula="of:=[.C70]+[.H70]" office:value-type="float" office:value="266942">
            <text:p>266942</text:p>
          </table:table-cell>
          <table:table-cell table:formula="of:=[.I70]-[.B70]" office:value-type="float" office:value="0">
            <text:p>0</text:p>
          </table:table-cell>
        </table:table-row>
        <table:table-row table:style-name="ro2">
          <table:table-cell office:value-type="string">
            <text:p>2024</text:p>
          </table:table-cell>
          <table:table-cell office:value-type="float" office:value="268571">
            <text:p>268,571</text:p>
          </table:table-cell>
          <table:table-cell office:value-type="float" office:value="168106">
            <text:p>168,106</text:p>
          </table:table-cell>
          <table:table-cell office:value-type="float" office:value="62.6">
            <text:p>62.6</text:p>
          </table:table-cell>
          <table:table-cell office:value-type="float" office:value="60.1">
            <text:p>60.1</text:p>
          </table:table-cell>
          <table:table-cell office:value-type="float" office:value="6761">
            <text:p>6,761</text:p>
          </table:table-cell>
          <table:table-cell office:value-type="float" office:value="4">
            <text:p>4.0</text:p>
          </table:table-cell>
          <table:table-cell office:value-type="float" office:value="100465">
            <text:p>100,465</text:p>
          </table:table-cell>
          <table:table-cell table:formula="of:=[.C71]+[.H71]" office:value-type="float" office:value="268571">
            <text:p>268571</text:p>
          </table:table-cell>
          <table:table-cell table:formula="of:=[.I71]-[.B71]" office:value-type="float" office:value="0">
            <text:p>0</text:p>
          </table:table-cell>
        </table:table-row>
        <table:table-row table:style-name="ro2">
          <table:table-cell office:value-type="string">
            <text:p>2025</text:p>
          </table:table-cell>
          <table:table-cell office:value-type="float" office:value="273653">
            <text:p>273,653</text:p>
          </table:table-cell>
          <table:table-cell office:value-type="float" office:value="170807">
            <text:p>170,807</text:p>
          </table:table-cell>
          <table:table-cell office:value-type="float" office:value="62.4">
            <text:p>62.4</text:p>
          </table:table-cell>
          <table:table-cell office:value-type="float" office:value="59.7">
            <text:p>59.7</text:p>
          </table:table-cell>
          <table:table-cell office:value-type="float" office:value="7314">
            <text:p>7,314</text:p>
          </table:table-cell>
          <table:table-cell office:value-type="float" office:value="4.3">
            <text:p>4.3</text:p>
          </table:table-cell>
          <table:table-cell office:value-type="float" office:value="102846">
            <text:p>102,846</text:p>
          </table:table-cell>
          <table:table-cell table:formula="of:=[.C72]+[.H72]" office:value-type="float" office:value="273653">
            <text:p>273653</text:p>
          </table:table-cell>
          <table:table-cell table:formula="of:=[.I72]-[.B72]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text>$</number:text>
      <number:number number:decimal-places="0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4">03/04/2026</text:date>, <text:time>14:1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4T14:09:24.93</meta:creation-date>
    <dc:date>2026-03-04T14:17:14.25</dc:date>
    <dc:creator>Scott  Morgan</dc:creator>
    <meta:editing-duration>PT6M46S</meta:editing-duration>
    <meta:editing-cycles>2</meta:editing-cycles>
    <meta:generator>OpenOffice/4.1.16$Win32 OpenOffice.org_project/4116m3$Build-9816</meta:generator>
    <meta:document-statistic meta:table-count="3" meta:cell-count="720" meta:object-count="0"/>
  </office:meta>
</office:document-meta>
</file>